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8000" draw:textarea-horizontal-align="justify" draw:textarea-vertical-align="middle" draw:auto-grow-height="false" fo:min-height="0.905cm" fo:min-width="0.661cm" fo:wrap-option="wrap" loext:decorative="false"/>
    </style:style>
    <style:style style:name="gr2" style:family="graphic" style:parent-style-name="standard">
      <style:graphic-properties svg:stroke-color="#000000" draw:fill-color="#ff8000" draw:textarea-horizontal-align="justify" draw:textarea-vertical-align="middle" draw:auto-grow-height="false" fo:min-height="0.904cm" fo:min-width="0.661cm" fo:wrap-option="wrap" loext:decorative="false"/>
    </style:style>
    <style:style style:name="gr3" style:family="graphic" style:parent-style-name="standard">
      <style:graphic-properties svg:stroke-color="#000000" draw:fill-color="#3465a4" draw:textarea-horizontal-align="justify" draw:textarea-vertical-align="middle" draw:auto-grow-height="false" fo:min-height="0.905cm" fo:min-width="0.659cm" fo:wrap-option="wrap" loext:decorative="false"/>
    </style:style>
    <style:style style:name="gr4" style:family="graphic" style:parent-style-name="standard">
      <style:graphic-properties svg:stroke-color="#000000" draw:fill-color="#168253" draw:textarea-horizontal-align="justify" draw:textarea-vertical-align="middle" draw:auto-grow-height="false" fo:min-height="0.905cm" fo:min-width="0.659cm" fo:wrap-option="wrap" loext:decorative="false"/>
    </style:style>
    <style:style style:name="gr5" style:family="graphic" style:parent-style-name="standard">
      <style:graphic-properties svg:stroke-color="#000000" draw:fill-color="#168253" draw:textarea-horizontal-align="justify" draw:textarea-vertical-align="middle" draw:auto-grow-height="false" fo:min-height="0.904cm" fo:min-width="0.659cm" fo:wrap-option="wrap" loext:decorative="false"/>
    </style:style>
    <style:style style:name="gr6" style:family="graphic" style:parent-style-name="standard">
      <style:graphic-properties svg:stroke-color="#000000" draw:fill-color="#3465a4" draw:textarea-horizontal-align="justify" draw:textarea-vertical-align="middle" draw:auto-grow-height="false" fo:min-height="0.904cm" fo:min-width="0.659cm" fo:wrap-option="wrap" loext:decorative="false"/>
    </style:style>
    <style:style style:name="gr7" style:family="graphic" style:parent-style-name="standard">
      <style:graphic-properties svg:stroke-color="#000000" draw:fill-color="#ff8000" draw:textarea-horizontal-align="justify" draw:textarea-vertical-align="middle" draw:auto-grow-height="false" fo:min-height="0.905cm" fo:min-width="0.659cm" fo:wrap-option="wrap" loext:decorative="false"/>
    </style:style>
    <style:style style:name="gr8" style:family="graphic" style:parent-style-name="standard">
      <style:graphic-properties svg:stroke-color="#000000" draw:fill-color="#ff8000" draw:textarea-horizontal-align="justify" draw:textarea-vertical-align="middle" draw:auto-grow-height="false" fo:min-height="0.904cm" fo:min-width="0.659cm" fo:wrap-option="wrap" loext:decorative="false"/>
    </style:style>
    <style:style style:name="gr9" style:family="graphic" style:parent-style-name="objectwithoutfill">
      <style:graphic-properties svg:stroke-color="#111111" draw:marker-end="Arrowheads_20_1" draw:marker-end-width="0.3cm" draw:fill="none" draw:fill-color="#333333" draw:textarea-vertical-align="middle" loext:decorative="false"/>
    </style:style>
    <style:style style:name="gr10" style:family="graphic" style:parent-style-name="objectwithoutfill">
      <style:graphic-properties svg:stroke-color="#111111" draw:marker-end="Arrowheads_20_2" draw:marker-end-width="0.3cm" draw:fill="none" draw:fill-color="#333333" draw:textarea-vertical-align="middle" loext:decorative="false"/>
    </style:style>
    <style:style style:name="gr11" style:family="graphic" style:parent-style-name="objectwithoutfill">
      <style:graphic-properties svg:stroke-color="#111111" draw:marker-end="Arrowheads_20_3" draw:marker-end-width="0.3cm" draw:fill="none" draw:fill-color="#333333" draw:textarea-vertical-align="middle" loext:decorative="false"/>
    </style:style>
    <style:style style:name="gr12" style:family="graphic" style:parent-style-name="objectwithoutfill">
      <style:graphic-properties svg:stroke-color="#111111" draw:marker-end="Arrowheads_20_4" draw:marker-end-width="0.3cm" draw:fill="none" draw:fill-color="#333333" draw:textarea-vertical-align="middle" loext:decorative="false"/>
    </style:style>
    <style:style style:name="gr13" style:family="graphic" style:parent-style-name="objectwithoutfill">
      <style:graphic-properties svg:stroke-color="#111111" draw:marker-end="Arrowheads_20_5" draw:marker-end-width="0.3cm" draw:fill="none" draw:fill-color="#333333" draw:textarea-vertical-align="middle" loext:decorative="false"/>
    </style:style>
    <style:style style:name="gr14" style:family="graphic" style:parent-style-name="objectwithoutfill">
      <style:graphic-properties svg:stroke-color="#111111" draw:marker-end="Arrowheads_20_6" draw:marker-end-width="0.3cm" draw:fill="none" draw:fill-color="#333333" draw:textarea-vertical-align="middle" loext:decorative="false"/>
    </style:style>
    <style:style style:name="gr15" style:family="graphic" style:parent-style-name="objectwithoutfill">
      <style:graphic-properties svg:stroke-color="#111111" draw:marker-end="Arrowheads_20_7" draw:marker-end-width="0.3cm" draw:fill="none" draw:fill-color="#333333" draw:textarea-vertical-align="middle" loext:decorative="false"/>
    </style:style>
    <style:style style:name="gr16" style:family="graphic" style:parent-style-name="objectwithoutfill">
      <style:graphic-properties svg:stroke-color="#111111" draw:marker-end="Arrowheads_20_8" draw:marker-end-width="0.3cm" draw:fill="none" draw:fill-color="#333333" draw:textarea-vertical-align="middle" loext:decorative="false"/>
    </style:style>
    <style:style style:name="P1" style:family="paragraph">
      <loext:graphic-properties draw:fill-color="#ff8000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-color="#168253"/>
      <style:paragraph-properties fo:text-align="center"/>
    </style:style>
    <style:style style:name="P4" style:family="paragraph">
      <loext:graphic-properties draw:fill="none"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41cm" svg:height="1.631cm" svg:x="7.172cm" svg:y="4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41cm" svg:height="1.63cm" svg:x="7.172cm" svg:y="6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41cm" svg:height="1.633cm" svg:x="7.172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639cm" svg:height="1.631cm" svg:x="2.256cm" svg:y="10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9cm" svg:height="1.633cm" svg:x="16.186cm" svg:y="5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639cm" svg:height="1.63cm" svg:x="16.186cm" svg:y="7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639cm" svg:height="1.63cm" svg:x="2.256cm" svg:y="7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639cm" svg:height="1.633cm" svg:x="2.256cm" svg:y="5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639cm" svg:height="1.63cm" svg:x="2.256cm" svg:y="3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639cm" svg:height="1.631cm" svg:x="11.677cm" svg:y="4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639cm" svg:height="1.63cm" svg:x="11.677cm" svg:y="6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639cm" svg:height="1.633cm" svg:x="11.677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3.895cm" svg:y1="3.849cm" svg:x2="7.179cm" svg:y2="4.808cm">
          <text:p/>
        </draw:line>
        <draw:line draw:style-name="gr10" draw:text-style-name="P4" draw:layer="layout" svg:x1="3.895cm" svg:y1="6.295cm" svg:x2="7.172cm" svg:y2="5.073cm">
          <text:p/>
        </draw:line>
        <draw:line draw:style-name="gr11" draw:text-style-name="P4" draw:layer="layout" svg:x1="3.895cm" svg:y1="8.744cm" svg:x2="7.229cm" svg:y2="5.372cm">
          <text:p/>
        </draw:line>
        <draw:line draw:style-name="gr12" draw:text-style-name="P4" draw:layer="layout" svg:x1="3.895cm" svg:y1="11.19cm" svg:x2="7.404cm" svg:y2="5.664cm">
          <text:p/>
        </draw:line>
        <draw:line draw:style-name="gr13" draw:text-style-name="P4" draw:layer="layout" svg:x1="3.895cm" svg:y1="3.849cm" svg:x2="7.238cm" svg:y2="7.177cm">
          <text:p/>
        </draw:line>
        <draw:line draw:style-name="gr14" draw:text-style-name="P4" draw:layer="layout" svg:x1="3.895cm" svg:y1="6.296cm" svg:x2="7.172cm" svg:y2="7.52cm">
          <text:p/>
        </draw:line>
        <draw:line draw:style-name="gr15" draw:text-style-name="P4" draw:layer="layout" svg:x1="3.895cm" svg:y1="8.745cm" svg:x2="7.208cm" svg:y2="7.811cm">
          <text:p/>
        </draw:line>
        <draw:line draw:style-name="gr16" draw:text-style-name="P4" draw:layer="layout" svg:x1="3.895cm" svg:y1="11.19cm" svg:x2="7.326cm" svg:y2="8.081cm">
          <text:p/>
        </draw:line>
        <draw:line draw:style-name="gr16" draw:text-style-name="P4" draw:layer="layout" svg:x1="3.895cm" svg:y1="11.19cm" svg:x2="7.189cm" svg:y2="10.275cm">
          <text:p/>
        </draw:line>
        <draw:line draw:style-name="gr15" draw:text-style-name="P4" draw:layer="layout" svg:x1="3.895cm" svg:y1="8.704cm" svg:x2="7.101cm" svg:y2="9.885cm">
          <text:p/>
        </draw:line>
        <draw:line draw:style-name="gr14" draw:text-style-name="P4" draw:layer="layout" svg:x1="3.895cm" svg:y1="6.32cm" svg:x2="7.208cm" svg:y2="9.586cm">
          <text:p/>
        </draw:line>
        <draw:line draw:style-name="gr13" draw:text-style-name="P4" draw:layer="layout" svg:x1="3.895cm" svg:y1="3.849cm" svg:x2="7.452cm" svg:y2="9.285cm">
          <text:p/>
        </draw:line>
        <draw:line draw:style-name="gr9" draw:text-style-name="P4" draw:layer="layout" svg:x1="8.821cm" svg:y1="5.028cm" svg:x2="11.738cm" svg:y2="5.059cm">
          <text:p/>
        </draw:line>
        <draw:line draw:style-name="gr9" draw:text-style-name="P4" draw:layer="layout" svg:x1="8.79cm" svg:y1="7.48cm" svg:x2="11.707cm" svg:y2="7.511cm">
          <text:p/>
        </draw:line>
        <draw:line draw:style-name="gr9" draw:text-style-name="P4" draw:layer="layout" svg:x1="8.821cm" svg:y1="9.978cm" svg:x2="11.738cm" svg:y2="10.009cm">
          <text:p/>
        </draw:line>
        <draw:line draw:style-name="gr9" draw:text-style-name="P4" draw:layer="layout" svg:x1="8.821cm" svg:y1="9.99cm" svg:x2="11.738cm" svg:y2="7.854cm">
          <text:p/>
        </draw:line>
        <draw:line draw:style-name="gr9" draw:text-style-name="P4" draw:layer="layout" svg:x1="8.821cm" svg:y1="9.992cm" svg:x2="11.986cm" svg:y2="5.785cm">
          <text:p/>
        </draw:line>
        <draw:line draw:style-name="gr9" draw:text-style-name="P4" draw:layer="layout" svg:x1="8.79cm" svg:y1="7.491cm" svg:x2="11.707cm" svg:y2="5.414cm">
          <text:p/>
        </draw:line>
        <draw:line draw:style-name="gr9" draw:text-style-name="P4" draw:layer="layout" svg:x1="8.79cm" svg:y1="7.491cm" svg:x2="11.707cm" svg:y2="9.66cm">
          <text:p/>
        </draw:line>
        <draw:line draw:style-name="gr9" draw:text-style-name="P4" draw:layer="layout" svg:x1="8.821cm" svg:y1="5.039cm" svg:x2="11.971cm" svg:y2="9.353cm">
          <text:p/>
        </draw:line>
        <draw:line draw:style-name="gr9" draw:text-style-name="P4" draw:layer="layout" svg:x1="8.821cm" svg:y1="5.039cm" svg:x2="11.738cm" svg:y2="7.175cm">
          <text:p/>
        </draw:line>
        <draw:line draw:style-name="gr9" draw:text-style-name="P4" draw:layer="layout" svg:x1="13.339cm" svg:y1="5.055cm" svg:x2="16.193cm" svg:y2="6.154cm">
          <text:p/>
        </draw:line>
        <draw:line draw:style-name="gr9" draw:text-style-name="P4" draw:layer="layout" svg:x1="13.339cm" svg:y1="5.077cm" svg:x2="16.349cm" svg:y2="8.257cm">
          <text:p/>
        </draw:line>
        <draw:line draw:style-name="gr9" draw:text-style-name="P4" draw:layer="layout" svg:x1="13.354cm" svg:y1="7.562cm" svg:x2="16.208cm" svg:y2="8.661cm">
          <text:p/>
        </draw:line>
        <draw:line draw:style-name="gr9" draw:text-style-name="P4" draw:layer="layout" svg:x1="13.354cm" svg:y1="7.582cm" svg:x2="16.193cm" svg:y2="6.517cm">
          <text:p/>
        </draw:line>
        <draw:line draw:style-name="gr9" draw:text-style-name="P4" draw:layer="layout" svg:x1="13.365cm" svg:y1="9.916cm" svg:x2="16.242cm" svg:y2="8.969cm">
          <text:p/>
        </draw:line>
        <draw:line draw:style-name="gr9" draw:text-style-name="P4" draw:layer="layout" svg:x1="13.365cm" svg:y1="9.886cm" svg:x2="16.364cm" svg:y2="6.85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32cm" fo:margin-bottom="0.432cm" fo:margin-left="0.432cm" fo:margin-right="0.432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22:27:03.518398985</meta:creation-date>
    <dc:date>2024-01-04T09:43:46.847312992</dc:date>
    <meta:editing-duration>PT1H30M51S</meta:editing-duration>
    <meta:editing-cycles>3</meta:editing-cycles>
    <meta:generator>LibreOffice/7.6.4.1$Linux_X86_64 LibreOffice_project/60$Build-1</meta:generator>
    <meta:document-statistic meta:object-count="39"/>
  </office:meta>
</office:document-meta>
</file>